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tche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vy Ax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ery Ax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cy Ax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rthen Ax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quatic Ax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ocking Ax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byssal Ax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00-00-00</text:date>, <text:time style:data-style-name="N2" text:time-value="16:15:39.3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0-09T16:16:22.865000000</dc:date>
    <meta:editing-duration>PT1M22S</meta:editing-duration>
    <meta:editing-cycles>3</meta:editing-cycles>
    <meta:document-statistic meta:table-count="1" meta:cell-count="22" meta:object-count="0"/>
  </office:meta>
</office:document-meta>
</file>